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CellButton.xml" manifest:media-type="text/xml"/>
  <manifest:file-entry manifest:full-path="Basic/Standard/ExecuteClickAction.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0"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8"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1"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300"/>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31"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1cm" table:end-y="0.9cm" draw:z-index="19" draw:name="Controle 19" draw:style-name="gr7" draw:text-style-name="P2" svg:width="3.945cm" svg:height="0.9cm" svg:x="0cm" svg:y="0cm" draw:control="control20"/>
          </table:table-cell>
          <table:covered-table-cell/>
          <table:table-cell table:style-name="ce34">
            <draw:control draw:z-index="10" draw:name="Controle 10" draw:style-name="gr4" draw:text-style-name="P2" svg:width="2.804cm" svg:height="0.9cm" svg:x="0cm" svg:y="0cm" draw:control="control9"/>
          </table:table-cell>
          <table:table-cell table:style-name="ce3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0"/>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1">00/00/0000</text:date>, <text:time style:data-style-name="N2" text:time-value="10:11:34.75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1T10:11:53.917000000</dc:date>
    <meta:editing-duration>P4DT6H41M45S</meta:editing-duration>
    <meta:editing-cycles>5951</meta:editing-cycles>
    <meta:document-statistic meta:table-count="2" meta:cell-count="40"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f (Not SheetExists(kilnSheetDBName)) Then
		CreateKilnSheet()
	EndIf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Dim ui As Object
	

	listAsText = GetCurrentListAsString()
	
	If listAsText = "" Then		
		EndedSolvingKilnProblem()
		EnableAllButtons()
		FinishExecution()
		Exit Function
	EndIf
	
	If (Not HasItems(listAsText)) Then
		MsgBox("Operação Cancelada! Nenhuma peça tem quantidade maior que zero.")
		EndedSolvingKilnProblem()
		EnableAllButtons()
		FinishExecution()
		Exit Function
	EndIf 

	kilnDataAsText = GetSelectedKilnInfoAsText()
	If (kilnDataAsText = "" Or kilnDataAsText = "0") Then
		MsgBox("Selecione um forno para colocar as peças")
		EndedSolvingKilnProblem()
		EnableAllButtons()
		FinishExecution()
		Exit Function
	EndIf

	
	GlobalScope.BasicLibraries.loadLibrary("ScriptForge")
	ui = CreateScriptService("UI")
	msgText = "Se a aplicação disser que está travada é "
	msgText = msgText &amp; " devido a dificuldade de solução. Aguarde..."
	ui.ShowProgressBar("Gerando solução. Por favor aguarde...",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ExecWindowsCommand(command)
	EndIf
	
End Function


Function ExecLinuxCommand(command As String)

	shellCommand = "-c '" &amp; command &amp; "'"
	result = Shell("bash", 1, shellCommand, True)

End Function

Function ExecWindowsCommand(command As String)

	command = ConvertPathsOfCommandToWindowsCmd(command)

	shellCommand = "/C '" &amp; command &amp; "'"
	result = Shell("cmd",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